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face style:name="TimesNewRomanPSMT1" svg:font-family="TimesNewRomanPSMT" style:font-family-generic="roman" style:font-pitch="variable"/>
  </office:font-face-decls>
  <office:automatic-styles>
    <style:style style:name="P1" style:family="paragraph" style:parent-style-name="Footer">
      <style:paragraph-properties fo:text-align="end" style:justify-single-word="false" style:writing-mode="lr-tb"/>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margin-left="2.4591in" fo:margin-right="0in" fo:margin-top="0.0528in" fo:margin-bottom="0in" style:contextual-spacing="false" fo:text-align="start" style:justify-single-word="false" fo:text-indent="0in" style:auto-text-indent="false" style:writing-mode="lr-tb"/>
    </style:style>
    <style:style style:name="P6" style:family="paragraph" style:parent-style-name="Text_20_body">
      <style:paragraph-properties fo:margin-top="0.0008in" fo:margin-bottom="0in" style:contextual-spacing="false" fo:text-align="start" style:justify-single-word="false" style:writing-mode="lr-tb"/>
    </style:style>
    <style:style style:name="P7" style:family="paragraph" style:parent-style-name="Text_20_body">
      <style:paragraph-properties fo:margin-top="0.0071in" fo:margin-bottom="0in" style:contextual-spacing="false" fo:text-align="start" style:justify-single-word="false" style:writing-mode="lr-tb"/>
    </style:style>
    <style:style style:name="P8" style:family="paragraph" style:parent-style-name="Text_20_body">
      <style:paragraph-properties fo:margin-top="0.0063in" fo:margin-bottom="0in" style:contextual-spacing="false" fo:text-align="start" style:justify-single-word="false" style:writing-mode="lr-tb"/>
    </style:style>
    <style:style style:name="P9" style:family="paragraph" style:parent-style-name="Text_20_body">
      <style:paragraph-properties fo:line-height="5%"/>
      <style:text-properties fo:font-size="10pt" style:font-size-asian="10pt"/>
    </style:style>
    <style:style style:name="P10" style:family="paragraph" style:parent-style-name="Text_20_body">
      <style:paragraph-properties fo:margin-left="0.7189in" fo:margin-right="0.0764in" fo:line-height="200%" fo:text-align="justify" style:justify-single-word="false" fo:text-indent="0in" style:auto-text-indent="false" style:writing-mode="lr-tb"/>
    </style:style>
    <style:style style:name="P11" style:family="paragraph" style:parent-style-name="Text_20_body">
      <style:paragraph-properties fo:margin-left="0.7189in" fo:margin-right="0.078in" fo:line-height="200%" fo:text-align="justify" style:justify-single-word="false" fo:text-indent="0in" style:auto-text-indent="false" style:writing-mode="lr-tb"/>
    </style:style>
    <style:style style:name="P12" style:family="paragraph" style:parent-style-name="Text_20_body">
      <style:paragraph-properties fo:margin-left="0.7189in" fo:margin-right="0.0929in" fo:margin-top="0.0528in" fo:margin-bottom="0in" style:contextual-spacing="false" fo:line-height="200%" fo:text-align="justify" style:justify-single-word="false" fo:text-indent="0in" style:auto-text-indent="false" style:writing-mode="lr-tb"/>
    </style:style>
    <style:style style:name="P13" style:family="paragraph" style:parent-style-name="Text_20_body">
      <style:paragraph-properties fo:margin-left="0.9689in" fo:margin-right="0in" fo:line-height="200%" fo:text-align="start" style:justify-single-word="false" fo:text-indent="0in" style:auto-text-indent="false" style:writing-mode="lr-tb"/>
    </style:style>
    <style:style style:name="P14" style:family="paragraph" style:parent-style-name="List_20_Paragraph">
      <style:paragraph-properties fo:margin-left="1.2189in" fo:margin-right="0in" fo:text-align="start" style:justify-single-word="false" fo:text-indent="0in" style:auto-text-indent="false" style:writing-mode="lr-tb"/>
      <style:text-properties fo:font-size="12pt" style:font-size-asian="12pt"/>
    </style:style>
    <style:style style:name="P15" style:family="paragraph" style:parent-style-name="Standard">
      <style:paragraph-properties fo:text-align="start" style:justify-single-word="false" style:writing-mode="lr-tb"/>
      <style:text-properties fo:font-size="12pt" style:font-size-asian="12pt"/>
    </style:style>
    <style:style style:name="P16" style:family="paragraph" style:parent-style-name="Standard">
      <style:paragraph-properties fo:text-align="start" style:justify-single-word="false" style:writing-mode="lr-tb">
        <style:tab-stops>
          <style:tab-stop style:position="1.2193in"/>
        </style:tab-stops>
      </style:paragraph-properties>
      <style:text-properties fo:font-size="12pt" style:font-size-asian="12pt"/>
    </style:style>
    <style:style style:name="P17" style:family="paragraph" style:parent-style-name="List_20_Paragraph">
      <style:paragraph-properties fo:margin-left="1.4689in" fo:margin-right="0.0791in" fo:margin-top="0.0008in" fo:margin-bottom="0in" style:contextual-spacing="false" fo:line-height="200%" fo:text-align="justify" style:justify-single-word="false" fo:text-indent="-0.25in" style:auto-text-indent="false" style:writing-mode="lr-tb">
        <style:tab-stops>
          <style:tab-stop style:position="2.9382in"/>
        </style:tab-stops>
      </style:paragraph-properties>
      <style:text-properties fo:font-size="12pt" style:font-size-asian="12pt"/>
    </style:style>
    <style:style style:name="P18" style:family="paragraph" style:parent-style-name="List_20_Paragraph">
      <style:paragraph-properties fo:margin-left="1.2189in" fo:margin-right="0.3055in" fo:margin-top="0.0146in" fo:margin-bottom="0in" style:contextual-spacing="false" fo:line-height="193%" fo:text-align="start" style:justify-single-word="false" fo:text-indent="0in" style:auto-text-indent="false" style:writing-mode="lr-tb">
        <style:tab-stops>
          <style:tab-stop style:position="3.4063in"/>
          <style:tab-stop style:position="3.4071in"/>
        </style:tab-stops>
      </style:paragraph-properties>
      <style:text-properties fo:font-size="12pt" style:font-size-asian="12pt"/>
    </style:style>
    <style:style style:name="P19" style:family="paragraph" style:parent-style-name="List_20_Paragraph">
      <style:paragraph-properties fo:margin-left="1.2189in" fo:margin-right="0.0783in" fo:margin-top="0.1602in" fo:margin-bottom="0in" style:contextual-spacing="false" fo:line-height="200%" fo:text-align="justify" style:justify-single-word="false" fo:text-indent="-0.4665in" style:auto-text-indent="false" style:writing-mode="lr-tb">
        <style:tab-stops>
          <style:tab-stop style:position="2.4382in"/>
        </style:tab-stops>
      </style:paragraph-properties>
      <style:text-properties fo:font-size="12pt" style:font-size-asian="12pt" style:font-size-complex="12pt"/>
    </style:style>
    <style:style style:name="P20" style:family="paragraph" style:parent-style-name="Text_20_body">
      <style:paragraph-properties fo:margin-top="0.002in" fo:margin-bottom="0in" style:contextual-spacing="false" fo:text-align="start" style:justify-single-word="false" style:writing-mode="lr-tb"/>
      <style:text-properties fo:font-size="8pt" fo:font-weight="bold" style:font-size-asian="8pt" style:font-weight-asian="bold"/>
    </style:style>
    <style:style style:name="P21" style:family="paragraph" style:parent-style-name="Text_20_body">
      <style:paragraph-properties fo:text-align="start" style:justify-single-word="false" style:writing-mode="lr-tb"/>
      <style:text-properties fo:font-weight="bold" style:font-weight-asian="bold"/>
    </style:style>
    <style:style style:name="P22" style:family="paragraph" style:parent-style-name="Text_20_body">
      <style:paragraph-properties fo:margin-top="0.0008in" fo:margin-bottom="0in" style:contextual-spacing="false" fo:text-align="start" style:justify-single-word="false" style:writing-mode="lr-tb"/>
      <style:text-properties fo:font-weight="bold" style:font-weight-asian="bold"/>
    </style:style>
    <style:style style:name="P23" style:family="paragraph" style:parent-style-name="Text_20_body">
      <style:paragraph-properties fo:margin-left="0.7189in" fo:margin-right="0.0783in" fo:margin-top="0.0528in" fo:margin-bottom="0in" style:contextual-spacing="false" fo:line-height="200%" fo:text-align="justify" style:justify-single-word="false" fo:text-indent="0in" style:auto-text-indent="false" style:writing-mode="lr-tb"/>
      <style:text-properties fo:color="#000000" loext:opacity="100%" style:font-name="TimesNewRomanPSMT1"/>
    </style:style>
    <style:style style:name="P24" style:family="paragraph" style:parent-style-name="Text_20_body">
      <style:paragraph-properties fo:margin-left="0.7189in" fo:margin-right="0.0799in" fo:line-height="200%" fo:text-align="justify" style:justify-single-word="false" fo:text-indent="0in" style:auto-text-indent="false" style:writing-mode="lr-tb"/>
      <style:text-properties fo:color="#000000" loext:opacity="100%" style:font-name="TimesNewRomanPSMT1"/>
    </style:style>
    <style:style style:name="P25" style:family="paragraph" style:parent-style-name="Text_20_body">
      <style:paragraph-properties fo:text-align="start" style:justify-single-word="false" style:writing-mode="lr-tb"/>
      <style:text-properties fo:font-size="13pt" style:font-size-asian="13pt"/>
    </style:style>
    <style:style style:name="P26" style:family="paragraph" style:parent-style-name="Text_20_body">
      <style:paragraph-properties fo:margin-top="0.0016in" fo:margin-bottom="0in" style:contextual-spacing="false" fo:text-align="start" style:justify-single-word="false" style:writing-mode="lr-tb"/>
      <style:text-properties fo:font-size="11pt" style:font-size-asian="11pt"/>
    </style:style>
    <style:style style:name="P27" style:family="paragraph" style:parent-style-name="Text_20_body">
      <style:paragraph-properties fo:margin-top="0.0008in" fo:margin-bottom="0in" style:contextual-spacing="false" fo:text-align="start" style:justify-single-word="false" style:writing-mode="lr-tb"/>
      <style:text-properties fo:font-size="11pt" style:font-size-asian="11pt"/>
    </style:style>
    <style:style style:name="P28" style:family="paragraph" style:parent-style-name="Text_20_body">
      <style:paragraph-properties fo:text-align="start" style:justify-single-word="false" style:writing-mode="lr-tb"/>
      <style:text-properties fo:font-size="11pt" style:font-size-asian="11pt"/>
    </style:style>
    <style:style style:name="P29"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style:font-name="Times New Roman1"/>
    </style:style>
    <style:style style:name="P30" style:family="paragraph" style:parent-style-name="Text_20_body">
      <style:paragraph-properties fo:margin-left="0.7189in" fo:margin-right="0.0772in" fo:margin-top="0.0008in" fo:margin-bottom="0in" style:contextual-spacing="false" fo:line-height="200%" fo:text-align="justify" style:justify-single-word="false" fo:text-indent="0in" style:auto-text-indent="false" style:writing-mode="lr-tb"/>
      <style:text-properties style:font-name="Times New Roman1"/>
    </style:style>
    <style:style style:name="P31" style:family="paragraph" style:parent-style-name="Text_20_body">
      <style:paragraph-properties fo:margin-left="0.7189in" fo:margin-right="0.0772in" fo:margin-top="0.0008in" fo:margin-bottom="0in" style:contextual-spacing="false" fo:line-height="200%" fo:text-align="justify" style:justify-single-word="false" fo:text-indent="0in" style:auto-text-indent="false" style:writing-mode="lr-tb"/>
      <style:text-properties style:font-name="Times New Roman1" officeooo:paragraph-rsid="000ba014"/>
    </style:style>
    <style:style style:name="P32" style:family="paragraph" style:parent-style-name="Text_20_body">
      <style:paragraph-properties fo:margin-left="0.7189in" fo:margin-right="0.078in" fo:margin-top="0.0008in" fo:margin-bottom="0in" style:contextual-spacing="false" fo:line-height="200%" fo:text-align="justify" style:justify-single-word="false" fo:text-indent="0in" style:auto-text-indent="false" style:writing-mode="lr-tb"/>
      <style:text-properties style:font-name="Times New Roman1"/>
    </style:style>
    <style:style style:name="P33" style:family="paragraph" style:parent-style-name="Text_20_body">
      <style:paragraph-properties fo:margin-top="0.0075in" fo:margin-bottom="0in" style:contextual-spacing="false" fo:text-align="start" style:justify-single-word="false" style:writing-mode="lr-tb"/>
      <style:text-properties fo:font-size="11.5pt" fo:font-weight="bold" style:font-size-asian="11.5pt" style:font-weight-asian="bold"/>
    </style:style>
    <style:style style:name="P34" style:family="paragraph" style:parent-style-name="Text_20_body">
      <style:paragraph-properties fo:margin-top="0.0063in" fo:margin-bottom="0in" style:contextual-spacing="false" fo:text-align="start" style:justify-single-word="false" style:writing-mode="lr-tb"/>
      <style:text-properties fo:font-size="11.5pt" fo:font-weight="bold" style:font-size-asian="11.5pt" style:font-weight-asian="bold"/>
    </style:style>
    <style:style style:name="P35" style:family="paragraph" style:parent-style-name="Text_20_body">
      <style:paragraph-properties fo:margin-top="0.0028in" fo:margin-bottom="0in" style:contextual-spacing="false" fo:text-align="start" style:justify-single-word="false" style:writing-mode="lr-tb"/>
      <style:text-properties fo:font-size="11.5pt" style:font-size-asian="11.5pt"/>
    </style:style>
    <style:style style:name="P36" style:family="paragraph" style:parent-style-name="Heading_20_1" style:master-page-name="Standard">
      <style:paragraph-properties fo:margin-left="2.4591in" fo:margin-right="0in" fo:margin-top="0.0528in" fo:margin-bottom="0in" style:contextual-spacing="false" fo:text-align="start" style:justify-single-word="false" fo:text-indent="0in" style:auto-text-indent="false" style:page-number="1" style:writing-mode="lr-tb"/>
    </style:style>
    <style:style style:name="P37" style:family="paragraph" style:parent-style-name="Heading_20_1" style:list-style-name="WWNum2">
      <style:paragraph-properties fo:margin-left="1.0937in" fo:margin-right="0in" fo:margin-top="0.0626in" fo:margin-bottom="0in" style:contextual-spacing="false" fo:text-align="start" style:justify-single-word="false" fo:text-indent="-0.3756in" style:auto-text-indent="false" style:writing-mode="lr-tb">
        <style:tab-stops>
          <style:tab-stop style:position="2.1874in"/>
          <style:tab-stop style:position="2.1882in"/>
        </style:tab-stops>
      </style:paragraph-properties>
    </style:style>
    <style:style style:name="P38" style:family="paragraph" style:parent-style-name="Heading_20_1" style:list-style-name="WWNum2">
      <style:paragraph-properties fo:margin-left="1.0937in" fo:margin-right="0in" fo:margin-top="0.0528in" fo:margin-bottom="0in" style:contextual-spacing="false" fo:text-align="start" style:justify-single-word="false" fo:text-indent="-0.3756in" style:auto-text-indent="false" style:writing-mode="lr-tb">
        <style:tab-stops>
          <style:tab-stop style:position="2.1874in"/>
          <style:tab-stop style:position="2.1882in"/>
        </style:tab-stops>
      </style:paragraph-properties>
    </style:style>
    <style:style style:name="P39" style:family="paragraph" style:parent-style-name="Heading_20_1" style:list-style-name="WWNum2">
      <style:paragraph-properties fo:margin-left="1.0937in" fo:margin-right="0in" fo:text-align="start" style:justify-single-word="false" fo:text-indent="-0.3756in" style:auto-text-indent="false" style:writing-mode="lr-tb">
        <style:tab-stops>
          <style:tab-stop style:position="2.1874in"/>
          <style:tab-stop style:position="2.1882in"/>
        </style:tab-stops>
      </style:paragraph-properties>
    </style:style>
    <style:style style:name="P40" style:family="paragraph" style:parent-style-name="Heading_20_1" style:list-style-name="WWNum2">
      <style:paragraph-properties fo:margin-left="1.0937in" fo:margin-right="0in" fo:margin-top="0.1598in" fo:margin-bottom="0in" style:contextual-spacing="false" fo:text-align="start" style:justify-single-word="false" fo:text-indent="-0.3756in" style:auto-text-indent="false" style:writing-mode="lr-tb">
        <style:tab-stops>
          <style:tab-stop style:position="2.1874in"/>
          <style:tab-stop style:position="2.1882in"/>
        </style:tab-stops>
      </style:paragraph-properties>
    </style:style>
    <style:style style:name="P41" style:family="paragraph" style:parent-style-name="Heading_20_1" style:list-style-name="WWNum2">
      <style:paragraph-properties fo:margin-left="1.0937in" fo:margin-right="0in" fo:margin-top="0.0008in" fo:margin-bottom="0in" style:contextual-spacing="false" fo:text-align="start" style:justify-single-word="false" fo:text-indent="-0.3756in" style:auto-text-indent="false" style:writing-mode="lr-tb">
        <style:tab-stops>
          <style:tab-stop style:position="2.1874in"/>
          <style:tab-stop style:position="2.1882in"/>
        </style:tab-stops>
      </style:paragraph-properties>
    </style:style>
    <style:style style:name="P42" style:family="paragraph" style:parent-style-name="Heading_20_1" style:list-style-name="WWNum2">
      <style:paragraph-properties fo:margin-left="1.4689in" fo:margin-right="0in" fo:text-align="start" style:justify-single-word="false" fo:text-indent="-0.5008in" style:auto-text-indent="false" style:writing-mode="lr-tb">
        <style:tab-stops>
          <style:tab-stop style:position="2.9374in"/>
          <style:tab-stop style:position="2.9382in"/>
        </style:tab-stops>
      </style:paragraph-properties>
    </style:style>
    <style:style style:name="P43" style:family="paragraph" style:parent-style-name="Heading_20_1" style:list-style-name="WWNum2">
      <style:paragraph-properties fo:margin-left="1.4689in" fo:margin-right="0in" fo:margin-top="0.0528in" fo:margin-bottom="0in" style:contextual-spacing="false" fo:text-align="start" style:justify-single-word="false" fo:text-indent="-0.5008in" style:auto-text-indent="false" style:writing-mode="lr-tb">
        <style:tab-stops>
          <style:tab-stop style:position="2.9374in"/>
          <style:tab-stop style:position="2.9382in"/>
        </style:tab-stops>
      </style:paragraph-properties>
    </style:style>
    <style:style style:name="P44" style:family="paragraph" style:parent-style-name="Heading_20_1" style:master-page-name="Converted2">
      <style:paragraph-properties fo:margin-left="0.9646in" fo:margin-right="0.3264in" fo:margin-top="0.0528in" fo:margin-bottom="0in" style:contextual-spacing="false" fo:line-height="200%" fo:text-align="center" style:justify-single-word="false" fo:text-indent="0in" style:auto-text-indent="false" style:page-number="auto" style:writing-mode="lr-tb">
        <style:tab-stops>
          <style:tab-stop style:position="2.4382in"/>
        </style:tab-stops>
      </style:paragraph-properties>
      <style:text-properties fo:font-size="12pt" officeooo:paragraph-rsid="0009db4b" style:font-size-asian="12pt" style:font-size-complex="12pt"/>
    </style:style>
    <style:style style:name="P45" style:family="paragraph" style:parent-style-name="List_20_Paragraph" style:list-style-name="WWNum2">
      <style:paragraph-properties fo:margin-left="1.4689in" fo:margin-right="0.0791in" fo:line-height="200%" fo:text-align="justify" style:justify-single-word="false" fo:text-indent="-0.25in" style:auto-text-indent="false" style:writing-mode="lr-tb">
        <style:tab-stops>
          <style:tab-stop style:position="2.9382in"/>
        </style:tab-stops>
      </style:paragraph-properties>
      <style:text-properties fo:font-size="12pt" style:font-size-asian="12pt"/>
    </style:style>
    <style:style style:name="P46" style:family="paragraph" style:parent-style-name="List_20_Paragraph" style:list-style-name="WWNum3">
      <style:paragraph-properties fo:margin-left="1.2189in" fo:margin-right="0in" fo:line-height="200%" fo:text-align="justify" style:justify-single-word="false" fo:text-indent="-0.2508in" style:auto-text-indent="false" style:writing-mode="lr-tb">
        <style:tab-stops>
          <style:tab-stop style:position="2.4382in"/>
        </style:tab-stops>
      </style:paragraph-properties>
      <style:text-properties fo:font-size="12pt" style:font-size-asian="12pt"/>
    </style:style>
    <style:style style:name="P47" style:family="paragraph" style:parent-style-name="List_20_Paragraph" style:list-style-name="WWNum3">
      <style:paragraph-properties fo:line-height="200%" fo:text-align="justify" style:justify-single-word="false" style:writing-mode="lr-tb"/>
      <style:text-properties fo:font-size="12pt" officeooo:paragraph-rsid="000ba014" style:font-size-asian="12pt"/>
    </style:style>
    <style:style style:name="P48" style:family="paragraph" style:parent-style-name="List_20_Paragraph" style:list-style-name="WWNum4">
      <style:paragraph-properties fo:margin-left="1.2189in" fo:margin-right="0.1181in" fo:margin-top="0.0146in" fo:margin-bottom="0in" style:contextual-spacing="false" fo:line-height="193%" fo:text-align="justify" style:justify-single-word="false" fo:text-indent="-0.25in" style:auto-text-indent="false" style:writing-mode="lr-tb">
        <style:tab-stops>
          <style:tab-stop style:position="2.4374in"/>
          <style:tab-stop style:position="2.4382in"/>
        </style:tab-stops>
      </style:paragraph-properties>
      <style:text-properties fo:font-size="12pt" style:font-size-asian="12pt"/>
    </style:style>
    <style:style style:name="P49" style:family="paragraph" style:parent-style-name="List_20_Paragraph" style:list-style-name="WWNum2">
      <style:paragraph-properties fo:margin-left="1.4689in" fo:margin-right="0.0791in" fo:margin-top="0.0008in" fo:margin-bottom="0in" style:contextual-spacing="false" fo:line-height="200%" fo:text-align="justify" style:justify-single-word="false" fo:text-indent="-0.25in" style:auto-text-indent="false" style:writing-mode="lr-tb">
        <style:tab-stops>
          <style:tab-stop style:position="2.9382in"/>
        </style:tab-stops>
      </style:paragraph-properties>
      <style:text-properties style:font-name="Times New Roman1" fo:font-size="12pt" officeooo:paragraph-rsid="000ba014" style:font-size-asian="12pt"/>
    </style:style>
    <style:style style:name="P50" style:family="paragraph" style:parent-style-name="List_20_Paragraph" style:list-style-name="WWNum2">
      <style:paragraph-properties fo:margin-left="1.4689in" fo:margin-right="0.0791in" fo:margin-top="0.0008in" fo:margin-bottom="0in" style:contextual-spacing="false" fo:line-height="200%" fo:text-align="justify" style:justify-single-word="false" fo:text-indent="-0.25in" style:auto-text-indent="false" style:writing-mode="lr-tb">
        <style:tab-stops>
          <style:tab-stop style:position="2.9382in"/>
        </style:tab-stops>
      </style:paragraph-properties>
      <style:text-properties officeooo:paragraph-rsid="000ba014"/>
    </style:style>
    <style:style style:name="P51" style:family="paragraph" style:parent-style-name="List_20_Paragraph" style:list-style-name="WWNum3">
      <style:paragraph-properties fo:line-height="200%" fo:text-align="justify" style:justify-single-word="false" style:writing-mode="lr-tb"/>
      <style:text-properties officeooo:paragraph-rsid="000ba014"/>
    </style:style>
    <style:style style:name="P52" style:family="paragraph" style:parent-style-name="List_20_Paragraph" style:list-style-name="WWNum1">
      <style:paragraph-properties fo:margin-left="1.2189in" fo:margin-right="0.078in" fo:line-height="200%" fo:text-align="justify" style:justify-single-word="false" fo:text-indent="-0.3571in" style:auto-text-indent="false" style:writing-mode="lr-tb">
        <style:tab-stops>
          <style:tab-stop style:position="2.4382in"/>
        </style:tab-stops>
      </style:paragraph-properties>
    </style:style>
    <style:style style:name="P53" style:family="paragraph" style:parent-style-name="List_20_Paragraph" style:list-style-name="WWNum1">
      <style:paragraph-properties fo:margin-left="1.2189in" fo:margin-right="0.0783in" fo:margin-top="0.0528in" fo:margin-bottom="0in" style:contextual-spacing="false" fo:line-height="200%" fo:text-align="justify" style:justify-single-word="false" fo:text-indent="-0.4665in" style:auto-text-indent="false" style:writing-mode="lr-tb">
        <style:tab-stops>
          <style:tab-stop style:position="2.4382in"/>
        </style:tab-stops>
      </style:paragraph-properties>
    </style:style>
    <style:style style:name="P54" style:family="paragraph" style:parent-style-name="List_20_Paragraph" style:list-style-name="WWNum1">
      <style:paragraph-properties fo:margin-left="1.2189in" fo:margin-right="0.0783in" fo:margin-top="0.1602in" fo:margin-bottom="0in" style:contextual-spacing="false" fo:line-height="200%" fo:text-align="justify" style:justify-single-word="false" fo:text-indent="-0.4665in" style:auto-text-indent="false" style:writing-mode="lr-tb">
        <style:tab-stops>
          <style:tab-stop style:position="2.4382in"/>
        </style:tab-stops>
      </style:paragraph-properties>
    </style:style>
    <style:style style:name="P55" style:family="paragraph" style:parent-style-name="List_20_Paragraph" style:list-style-name="WWNum4">
      <style:paragraph-properties fo:margin-left="1.2189in" fo:margin-right="0.1181in" fo:margin-top="0.0146in" fo:margin-bottom="0in" style:contextual-spacing="false" fo:line-height="193%" fo:text-align="justify" style:justify-single-word="false" fo:text-indent="-0.25in" style:auto-text-indent="false" style:writing-mode="lr-tb">
        <style:tab-stops>
          <style:tab-stop style:position="2.4374in"/>
          <style:tab-stop style:position="2.4382in"/>
        </style:tab-stops>
      </style:paragraph-properties>
    </style:style>
    <style:style style:name="P56" style:family="paragraph" style:parent-style-name="List_20_Paragraph" style:list-style-name="WWNum1">
      <style:paragraph-properties fo:margin-left="1.2189in" fo:margin-right="0.0819in" fo:line-height="195%" fo:text-align="justify" style:justify-single-word="false" fo:text-indent="-0.422in" style:auto-text-indent="false" style:writing-mode="lr-tb">
        <style:tab-stops>
          <style:tab-stop style:position="2.4783in"/>
        </style:tab-stops>
      </style:paragraph-properties>
    </style:style>
    <style:style style:name="P57" style:family="paragraph" style:parent-style-name="List_20_Paragraph" style:list-style-name="WWNum1">
      <style:paragraph-properties fo:margin-left="1.2189in" fo:margin-right="0.0819in" fo:margin-top="0.0008in" fo:margin-bottom="0in" style:contextual-spacing="false" fo:line-height="198%" fo:text-align="justify" style:justify-single-word="false" fo:text-indent="-0.4866in" style:auto-text-indent="false" style:writing-mode="lr-tb">
        <style:tab-stops>
          <style:tab-stop style:position="2.4382in"/>
        </style:tab-stops>
      </style:paragraph-properties>
    </style:style>
    <style:style style:name="P58" style:family="paragraph" style:parent-style-name="Text_20_body">
      <style:paragraph-properties fo:margin-left="0.7189in" fo:margin-right="0.0783in" fo:margin-top="0.0528in" fo:margin-bottom="0in" style:contextual-spacing="false" fo:line-height="200%" fo:text-align="justify" style:justify-single-word="false" fo:text-indent="0in" style:auto-text-indent="false" style:writing-mode="lr-tb"/>
    </style:style>
    <style:style style:name="P59"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0e01ad"/>
    </style:style>
    <style:style style:name="P60"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0ff3dd"/>
    </style:style>
    <style:style style:name="P61"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style>
    <style:style style:name="P62"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09db4b"/>
    </style:style>
    <style:style style:name="P63"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0b756a"/>
    </style:style>
    <style:style style:name="P64" style:family="paragraph" style:parent-style-name="Text_20_body">
      <style:paragraph-properties fo:margin-left="0.7189in" fo:margin-right="0.0807in" fo:line-height="200%" fo:text-align="justify" style:justify-single-word="false" fo:text-indent="0in" style:auto-text-indent="false" style:writing-mode="lr-tb"/>
    </style:style>
    <style:style style:name="P65" style:family="paragraph" style:parent-style-name="Text_20_body">
      <style:paragraph-properties fo:margin-left="0.7189in" fo:margin-right="0.0799in" fo:margin-top="0.0528in" fo:margin-bottom="0in" style:contextual-spacing="false" fo:line-height="200%" fo:text-align="justify" style:justify-single-word="false" fo:text-indent="0in" style:auto-text-indent="false" style:writing-mode="lr-tb"/>
    </style:style>
    <style:style style:name="P66"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152d7f"/>
    </style:style>
    <style:style style:name="P67"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officeooo:paragraph-rsid="0016f15f"/>
    </style:style>
    <style:style style:name="P68" style:family="paragraph" style:parent-style-name="Text_20_body">
      <style:paragraph-properties style:writing-mode="lr-tb"/>
    </style:style>
    <style:style style:name="P69" style:family="paragraph" style:parent-style-name="Text_20_body">
      <style:paragraph-properties fo:text-align="start" style:justify-single-word="false" style:writing-mode="lr-tb"/>
      <style:text-properties fo:font-size="13pt" style:font-size-asian="13pt"/>
    </style:style>
    <style:style style:name="P70" style:family="paragraph" style:parent-style-name="Text_20_body">
      <style:paragraph-properties fo:margin-top="0.0016in" fo:margin-bottom="0in" style:contextual-spacing="false" fo:text-align="start" style:justify-single-word="false" style:writing-mode="lr-tb"/>
      <style:text-properties fo:font-size="11pt" style:font-size-asian="11pt"/>
    </style:style>
    <style:style style:name="P71" style:family="paragraph" style:parent-style-name="Text_20_body">
      <style:paragraph-properties fo:margin-left="0.7189in" fo:margin-right="0.0807in" fo:line-height="200%" fo:text-align="justify" style:justify-single-word="false" fo:text-indent="0in" style:auto-text-indent="false" style:writing-mode="lr-tb"/>
      <style:text-properties style:font-name="Times New Roman1"/>
    </style:style>
    <style:style style:name="P72" style:family="paragraph" style:parent-style-name="Text_20_body">
      <style:paragraph-properties fo:margin-left="0.7189in" fo:margin-right="0.0791in" fo:margin-top="0.0008in" fo:margin-bottom="0in" style:contextual-spacing="false" fo:line-height="200%" fo:text-align="justify" style:justify-single-word="false" fo:text-indent="0in" style:auto-text-indent="false" style:writing-mode="lr-tb"/>
      <style:text-properties style:font-name="Times New Roman1"/>
    </style:style>
    <style:style style:name="P73" style:family="paragraph" style:parent-style-name="Text_20_body">
      <style:paragraph-properties style:writing-mode="lr-tb"/>
      <style:text-properties officeooo:paragraph-rsid="000e01ad"/>
    </style:style>
    <style:style style:name="P74" style:family="paragraph" style:parent-style-name="Text_20_body">
      <style:paragraph-properties fo:margin-left="0.7189in" fo:margin-right="0.0783in" fo:margin-top="0.0528in" fo:margin-bottom="0in" style:contextual-spacing="false" fo:line-height="200%" fo:text-align="justify" style:justify-single-word="false" fo:text-indent="0in" style:auto-text-indent="false" style:writing-mode="lr-tb"/>
      <style:text-properties fo:color="#000000" loext:opacity="100%" style:font-name="TimesNewRomanPSMT1"/>
    </style:style>
    <style:style style:name="T1" style:family="text">
      <style:text-properties fo:font-variant="normal" fo:text-transform="none" fo:color="#000000" loext:opacity="100%" style:font-name="TimesNewRomanPSMT1" fo:font-size="12pt" fo:letter-spacing="normal" fo:font-style="normal" fo:font-weight="normal" style:font-size-asian="12pt" style:font-style-asian="normal" style:font-weight-asian="normal" style:font-size-complex="12pt"/>
    </style:style>
    <style:style style:name="T2" style:family="text">
      <style:text-properties fo:font-variant="normal" fo:text-transform="none" style:font-name="TimesNewRomanPSMT1" fo:font-size="12pt" fo:letter-spacing="normal" style:font-size-asian="12pt" style:font-size-complex="12pt"/>
    </style:style>
    <style:style style:name="T3" style:family="text">
      <style:text-properties fo:letter-spacing="-0.0028in"/>
    </style:style>
    <style:style style:name="T4" style:family="text">
      <style:text-properties style:font-name="Times New Roman1"/>
    </style:style>
    <style:style style:name="T5" style:family="text">
      <style:text-properties style:font-name="Times New Roman1" fo:font-size="12pt" style:font-size-asian="12pt"/>
    </style:style>
    <style:style style:name="T6" style:family="text">
      <style:text-properties style:font-name="Times New Roman1" fo:font-size="12pt" officeooo:rsid="000ba014" style:font-size-asian="12pt"/>
    </style:style>
    <style:style style:name="T7" style:family="text">
      <style:text-properties style:font-name="Times New Roman1" fo:font-size="12pt" officeooo:rsid="00107812" style:font-size-asian="12pt"/>
    </style:style>
    <style:style style:name="T8" style:family="text">
      <style:text-properties style:font-name="Times New Roman1" officeooo:rsid="001354ef"/>
    </style:style>
    <style:style style:name="T9" style:family="text">
      <style:text-properties style:font-name="Times New Roman1" fo:background-color="#ffff00" loext:char-shading-value="0"/>
    </style:style>
    <style:style style:name="T10" style:family="text">
      <style:text-properties style:font-name="Times New Roman1" officeooo:rsid="001354ef" fo:background-color="#ffff00" loext:char-shading-value="0"/>
    </style:style>
    <style:style style:name="T11" style:family="text">
      <style:text-properties style:font-name="Times New Roman1" officeooo:rsid="001354ef" fo:background-color="#ffff00" loext:char-shading-value="0"/>
    </style:style>
    <style:style style:name="T12" style:family="text">
      <style:text-properties style:font-name="Times New Roman1" fo:background-color="#ffff00" loext:char-shading-value="0"/>
    </style:style>
    <style:style style:name="T13" style:family="text">
      <style:text-properties style:font-name="Times New Roman1" officeooo:rsid="001354ef" fo:background-color="transparent" loext:char-shading-value="0"/>
    </style:style>
    <style:style style:name="T14" style:family="text">
      <style:text-properties style:font-name="Times New Roman1" fo:background-color="transparent" loext:char-shading-value="0"/>
    </style:style>
    <style:style style:name="T15" style:family="text">
      <style:text-properties fo:letter-spacing="-0.0016in"/>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officeooo:rsid="000ba014" style:font-size-asian="12pt"/>
    </style:style>
    <style:style style:name="T19" style:family="text">
      <style:text-properties fo:font-size="12pt" officeooo:rsid="000cd0da" style:font-size-asian="12pt"/>
    </style:style>
    <style:style style:name="T20" style:family="text">
      <style:text-properties fo:font-size="12pt" officeooo:rsid="00107812" style:font-size-asian="12pt"/>
    </style:style>
    <style:style style:name="T21" style:family="text">
      <style:text-properties fo:font-size="12pt" fo:font-weight="bold" style:font-size-asian="12pt" style:font-weight-asian="bold" style:font-size-complex="12pt"/>
    </style:style>
    <style:style style:name="T22" style:family="text">
      <style:text-properties fo:font-size="12pt" fo:letter-spacing="-0.011in" fo:font-weight="bold" style:font-size-asian="12pt" style:font-weight-asian="bold" style:font-size-complex="12pt"/>
    </style:style>
    <style:style style:name="T23" style:family="text">
      <style:text-properties fo:font-size="12pt" fo:letter-spacing="-0.011in" style:font-size-asian="12pt" style:font-size-complex="12pt"/>
    </style:style>
    <style:style style:name="T24" style:family="text">
      <style:text-properties fo:font-size="12pt" fo:letter-spacing="-0.0118in" fo:font-weight="bold" style:font-size-asian="12pt" style:font-weight-asian="bold" style:font-size-complex="12pt"/>
    </style:style>
    <style:style style:name="T25" style:family="text">
      <style:text-properties fo:font-size="12pt" fo:letter-spacing="-0.0118in" style:font-size-asian="12pt" style:font-size-complex="12pt"/>
    </style:style>
    <style:style style:name="T26" style:family="text">
      <style:text-properties fo:font-size="12pt" fo:letter-spacing="-0.0134in" style:font-size-asian="12pt" style:font-size-complex="12pt"/>
    </style:style>
    <style:style style:name="T27" style:family="text">
      <style:text-properties fo:font-size="12pt" fo:letter-spacing="-0.0126in" style:font-size-asian="12pt" style:font-size-complex="12pt"/>
    </style:style>
    <style:style style:name="T28" style:family="text">
      <style:text-properties fo:font-size="12pt" fo:letter-spacing="-0.0008in" style:font-size-asian="12pt" style:font-size-complex="12pt"/>
    </style:style>
    <style:style style:name="T29" style:family="text">
      <style:text-properties fo:font-size="12pt" fo:letter-spacing="-0.0091in" style:font-size-asian="12pt" style:font-size-complex="12pt"/>
    </style:style>
    <style:style style:name="T30" style:family="text">
      <style:text-properties fo:font-size="12pt" fo:letter-spacing="-0.0083in" style:font-size-asian="12pt" style:font-size-complex="12pt"/>
    </style:style>
    <style:style style:name="T31" style:family="text">
      <style:text-properties fo:font-size="12pt" fo:letter-spacing="-0.0102in" style:font-size-asian="12pt" style:font-size-complex="12pt"/>
    </style:style>
    <style:style style:name="T32" style:family="text">
      <style:text-properties fo:font-size="12pt" fo:letter-spacing="-0.0047in" style:font-size-asian="12pt" style:font-size-complex="12pt"/>
    </style:style>
    <style:style style:name="T33" style:family="text">
      <style:text-properties fo:font-size="12pt" fo:letter-spacing="-0.0055in" style:font-size-asian="12pt" style:font-size-complex="12pt"/>
    </style:style>
    <style:style style:name="T34" style:family="text">
      <style:text-properties fo:font-size="12pt" fo:letter-spacing="-0.0071in" style:font-size-asian="12pt" style:font-size-complex="12pt"/>
    </style:style>
    <style:style style:name="T35" style:family="text">
      <style:text-properties fo:font-size="12pt" fo:letter-spacing="-0.0063in" style:font-size-asian="12pt" style:font-size-complex="12pt"/>
    </style:style>
    <style:style style:name="T36" style:family="text">
      <style:text-properties fo:font-size="12pt" fo:letter-spacing="-0.0043in" style:font-size-asian="12pt" style:font-size-complex="12pt"/>
    </style:style>
    <style:style style:name="T37" style:family="text">
      <style:text-properties fo:letter-spacing="-0.0043in"/>
    </style:style>
    <style:style style:name="T38" style:family="text">
      <style:text-properties fo:letter-spacing="-0.0008in"/>
    </style:style>
    <style:style style:name="T39" style:family="text">
      <style:text-properties fo:letter-spacing="-0.0102in"/>
    </style:style>
    <style:style style:name="T40" style:family="text">
      <style:text-properties fo:font-style="italic" style:font-style-asian="italic"/>
    </style:style>
    <style:style style:name="T41" style:family="text">
      <style:text-properties officeooo:rsid="000ba014"/>
    </style:style>
    <style:style style:name="T42" style:family="text">
      <style:text-properties officeooo:rsid="000ff3dd"/>
    </style:style>
    <style:style style:name="T43" style:family="text">
      <style:text-properties officeooo:rsid="00105b50"/>
    </style:style>
    <style:style style:name="T44" style:family="text">
      <style:text-properties officeooo:rsid="00107812"/>
    </style:style>
    <style:style style:name="T45" style:family="text">
      <style:text-properties officeooo:rsid="00152d7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bookmark-start text:name="_Toc112610352"/>CHAPTER I: INTRODUCTION<text:bookmark-end text:name="_Toc112610352"/></text:h>
      <text:h text:style-name="P5" text:outline-level="1"/>
      <text:p text:style-name="P20"/>
      <text:list xml:id="list3876329455" text:style-name="WWNum2">
        <text:list-item>
          <text:list>
            <text:list-item>
              <text:h text:style-name="P37" text:outline-level="1"><text:bookmark-start text:name="_Toc95672575"/><text:bookmark-start text:name="_Toc112610353"/><text:bookmark text:name="_bookmark1"/>INTRODUCTION<text:bookmark-end text:name="_Toc95672575"/><text:bookmark-end text:name="_Toc112610353"/></text:h>
            </text:list-item>
          </text:list>
        </text:list-item>
      </text:list>
      <text:p text:style-name="P21"/>
      <text:p text:style-name="P58"><text:span text:style-name="fontstyle01"><text:span text:style-name="T1">Face recognition is a fascinating and rapidly evolving field within the domain of computer vision and artificial intelligence. It involves the identification and verification of individuals based on their unique facial features. The ability to recognize faces has significant implications in various domains, including security, surveillance, human-computer interaction, and forensic investigations. With advancements in technology and the availability of vast amounts of visual data, face recognition has gained substantial attention from researchers and practitioners worldwide.</text:span></text:span></text:p>
      <text:p text:style-name="P23"/>
      <text:p text:style-name="P58"><text:span text:style-name="fontstyle01"><text:span text:style-name="T2">Therefore, this study investigates and identifies the development of a Face Recognition system and i</text:span></text:span><text:span text:style-name="fontstyle01"><text:span text:style-name="T1">dentifying which the accused was</text:span></text:span><text:span text:style-name="fontstyle01"><text:span text:style-name="T2">. Face Recognition <text:s/>is the process of </text:span></text:span><text:span text:style-name="fontstyle01"><text:span text:style-name="T1">identifying or verifying individuals based on their unique facial features. Facial recognition technology analyzes facial patterns, landmarks, or other distinguishing characteristics to match them against a database of known faces.</text:span></text:span></text:p>
      <text:p text:style-name="P23"/>
      <text:p text:style-name="P65"><text:span text:style-name="fontstyle01"><text:span text:style-name="T1">Image-based Student Identification and Classification using Face Recognition is also simplifying the current manual investigation taking process by automating the process using Face Recognition. this system also will allow the investigator to get accused in real-time .</text:span></text:span></text:p>
      <text:p text:style-name="P24"><text:soft-page-break/></text:p>
      <text:list xml:id="list170402476867182" text:continue-numbering="true" text:style-name="WWNum2">
        <text:list-item>
          <text:list>
            <text:list-item>
              <text:h text:style-name="P38" text:outline-level="1"><text:bookmark-start text:name="_Toc95672576"/><text:bookmark-start text:name="_Toc112610354"/><text:bookmark text:name="_bookmark2"/>BACKGROUND OF THE<text:span text:style-name="T3"> </text:span>STUDY<text:bookmark-end text:name="_Toc95672576"/><text:bookmark-end text:name="_Toc112610354"/></text:h>
            </text:list-item>
          </text:list>
        </text:list-item>
      </text:list>
      <text:p text:style-name="P22"/>
      <text:p text:style-name="P66"><text:span text:style-name="T13">The process of identifying a person from digitized facial photos is known as face recognition. Usually, the goal of an FRS is to produce a similarity score between two photos of faces. Finding important facial features, such the center of the eyes, for alignment and normalizing the face's </text:span><text:span text:style-name="T14">appearance </text:span><text:span text:style-name="T4">choosing a suitable feature representation, learning discriminative feature combinations, and developing accurate and scalable matching schemes.</text:span><text:reference-mark-start text:name="ZOTERO_ITEM CSL_CITATION {&quot;citationID&quot;:&quot;h9OaaLDq&quot;,&quot;properties&quot;:{&quot;formattedCitation&quot;:&quot;(Jain et al., 2012)&quot;,&quot;plainCitation&quot;:&quot;(Jain et al., 2012)&quot;,&quot;noteIndex&quot;:0},&quot;citationItems&quot;:[{&quot;id&quot;:25,&quot;uris&quot;:[&quot;http://zotero.org/users/local/T3dihMMm/items/KHKU8S3B&quot;],&quot;itemData&quot;:{&quot;id&quot;:25,&quot;type&quot;:&quot;article-journal&quot;,&quot;container-title&quot;:&quot;IEEE multimedia&quot;,&quot;issue&quot;:&quot;1&quot;,&quot;page&quot;:&quot;20&quot;,&quot;title&quot;:&quot;Face matching and retrieval in forensics applications&quot;,&quot;volume&quot;:&quot;19&quot;,&quot;author&quot;:[{&quot;family&quot;:&quot;Jain&quot;,&quot;given&quot;:&quot;Anil K&quot;},{&quot;family&quot;:&quot;Klare&quot;,&quot;given&quot;:&quot;Brendan&quot;},{&quot;family&quot;:&quot;Park&quot;,&quot;given&quot;:&quot;Unsang&quot;}],&quot;issued&quot;:{&quot;date-parts&quot;:[[&quot;2012&quot;]]}}}],&quot;schema&quot;:&quot;https://github.com/citation-style-language/schema/raw/master/csl-citation.json&quot;} RNDGqVrolKniJ"/>(Jain et al., 2012).<text:reference-mark-end text:name="ZOTERO_ITEM CSL_CITATION {&quot;citationID&quot;:&quot;h9OaaLDq&quot;,&quot;properties&quot;:{&quot;formattedCitation&quot;:&quot;(Jain et al., 2012)&quot;,&quot;plainCitation&quot;:&quot;(Jain et al., 2012)&quot;,&quot;noteIndex&quot;:0},&quot;citationItems&quot;:[{&quot;id&quot;:25,&quot;uris&quot;:[&quot;http://zotero.org/users/local/T3dihMMm/items/KHKU8S3B&quot;],&quot;itemData&quot;:{&quot;id&quot;:25,&quot;type&quot;:&quot;article-journal&quot;,&quot;container-title&quot;:&quot;IEEE multimedia&quot;,&quot;issue&quot;:&quot;1&quot;,&quot;page&quot;:&quot;20&quot;,&quot;title&quot;:&quot;Face matching and retrieval in forensics applications&quot;,&quot;volume&quot;:&quot;19&quot;,&quot;author&quot;:[{&quot;family&quot;:&quot;Jain&quot;,&quot;given&quot;:&quot;Anil K&quot;},{&quot;family&quot;:&quot;Klare&quot;,&quot;given&quot;:&quot;Brendan&quot;},{&quot;family&quot;:&quot;Park&quot;,&quot;given&quot;:&quot;Unsang&quot;}],&quot;issued&quot;:{&quot;date-parts&quot;:[[&quot;2012&quot;]]}}}],&quot;schema&quot;:&quot;https://github.com/citation-style-language/schema/raw/master/csl-citation.json&quot;} RNDGqVrolKniJ"/></text:p>
      <text:p text:style-name="P59"/>
      <text:p text:style-name="P60">In the <text:span text:style-name="T42">Face Recognition ha</text:span>s always posed a serious challenge. <text:span text:style-name="T42">The Face </text:span><text:span text:style-name="T43">Recognition</text:span> of the <text:span text:style-name="T43">accused</text:span> is an onerous task consuming a lot of time. An accurate automatic personal identification is becoming very important nowadays for the operation of an increasingly electronically interconnected information society. Manual verification of the identity of an individual, through some <text:span text:style-name="T43">captured Face Image ,</text:span> are not considered safe enough to <text:span text:style-name="T43">make a </text:span>decision or differentiate between <text:span text:style-name="T43">accused</text:span> students and a <text:span text:style-name="T43">lawful.</text:span></text:p>
      <text:p text:style-name="P61"/>
      <text:p text:style-name="P66">CCTV cameras are thought to be one of the most crucial security component requirements since they help to solve this issue. These days, CCTVs are placed in every public area and are mostly utilized for crime prevention, safety, and other detection-based security measures. The most significant evidence in courts is CCTV footage. When law enforcement officials respond to a crime scene, they bring the video recording with them. When comparing the surveillance systems of various nations, we find that the United Kingdom has roughly 4.5 million cameras in use. Around 2010, there were 50,000 cameras installed in Sweden. The government of Poland installed merely 450 cameras in the city of <text:soft-page-break/>Poznan, which resulted in a 60% reduction in drug cases and a 40% decrease in street clashes. China boasts the largest surveillance system in the world, with 170 million cameras dispersed around the country. By 2020, an additional 400 million cameras are scheduled to be linked, resulting in a threefold expansion of the system. Chinese authorities used its powerful military to locate and capture BBC reporter John Sudworth in under seven minutes. CCTV cameras network and facial recognition technology and put the accused behind the bar .<text:reference-mark-start text:name="ZOTERO_ITEM CSL_CITATION {&quot;citationID&quot;:&quot;AdqFs0Bq&quot;,&quot;properties&quot;:{&quot;formattedCitation&quot;:&quot;(Bhatti et al., 2021)&quot;,&quot;plainCitation&quot;:&quot;(Bhatti et al., 2021)&quot;,&quot;noteIndex&quot;:0},&quot;citationItems&quot;:[{&quot;id&quot;:28,&quot;uris&quot;:[&quot;http://zotero.org/users/local/T3dihMMm/items/5XRX8CQS&quot;],&quot;itemData&quot;:{&quot;id&quot;:28,&quot;type&quot;:&quot;article-journal&quot;,&quot;container-title&quot;:&quot;IEEE Access&quot;,&quot;note&quot;:&quot;publisher: IEEE&quot;,&quot;page&quot;:&quot;34366–34382&quot;,&quot;title&quot;:&quot;Weapon detection in real-time cctv videos using deep learning&quot;,&quot;volume&quot;:&quot;9&quot;,&quot;author&quot;:[{&quot;family&quot;:&quot;Bhatti&quot;,&quot;given&quot;:&quot;Muhammad Tahir&quot;},{&quot;family&quot;:&quot;Khan&quot;,&quot;given&quot;:&quot;Muhammad Gufran&quot;},{&quot;family&quot;:&quot;Aslam&quot;,&quot;given&quot;:&quot;Masood&quot;},{&quot;family&quot;:&quot;Fiaz&quot;,&quot;given&quot;:&quot;Muhammad Junaid&quot;}],&quot;issued&quot;:{&quot;date-parts&quot;:[[&quot;2021&quot;]]}}}],&quot;schema&quot;:&quot;https://github.com/citation-style-language/schema/raw/master/csl-citation.json&quot;} RNDgaBDnmIMNk"/>(Bhatti et al., 2021)<text:reference-mark-end text:name="ZOTERO_ITEM CSL_CITATION {&quot;citationID&quot;:&quot;AdqFs0Bq&quot;,&quot;properties&quot;:{&quot;formattedCitation&quot;:&quot;(Bhatti et al., 2021)&quot;,&quot;plainCitation&quot;:&quot;(Bhatti et al., 2021)&quot;,&quot;noteIndex&quot;:0},&quot;citationItems&quot;:[{&quot;id&quot;:28,&quot;uris&quot;:[&quot;http://zotero.org/users/local/T3dihMMm/items/5XRX8CQS&quot;],&quot;itemData&quot;:{&quot;id&quot;:28,&quot;type&quot;:&quot;article-journal&quot;,&quot;container-title&quot;:&quot;IEEE Access&quot;,&quot;note&quot;:&quot;publisher: IEEE&quot;,&quot;page&quot;:&quot;34366–34382&quot;,&quot;title&quot;:&quot;Weapon detection in real-time cctv videos using deep learning&quot;,&quot;volume&quot;:&quot;9&quot;,&quot;author&quot;:[{&quot;family&quot;:&quot;Bhatti&quot;,&quot;given&quot;:&quot;Muhammad Tahir&quot;},{&quot;family&quot;:&quot;Khan&quot;,&quot;given&quot;:&quot;Muhammad Gufran&quot;},{&quot;family&quot;:&quot;Aslam&quot;,&quot;given&quot;:&quot;Masood&quot;},{&quot;family&quot;:&quot;Fiaz&quot;,&quot;given&quot;:&quot;Muhammad Junaid&quot;}],&quot;issued&quot;:{&quot;date-parts&quot;:[[&quot;2021&quot;]]}}}],&quot;schema&quot;:&quot;https://github.com/citation-style-language/schema/raw/master/csl-citation.json&quot;} RNDgaBDnmIMNk"/></text:p>
      <text:p text:style-name="P68"/>
      <text:p text:style-name="P25"><text:tab/><text:tab/></text:p>
      <text:p text:style-name="P26"/>
      <text:p text:style-name="P71">Facial Recognition plays an important role in finding a specific person from multiple sources of camera,which employs multiple sub-tasks like recognizing a human from an image, extracting the face from it, processing the face to identify the unique features of the</text:p>
      <text:p text:style-name="P64">identifying the same individual by teaching the system to identify faces that are similar to yours.<text:line-break/>In the age of technology, locating and following someone is becoming an essential responsibility.</text:p>
      <text:p text:style-name="P73"><text:span text:style-name="T4"><text:tab/> <text:s text:c="4"/>for various security purposes.</text:span><text:reference-mark-start text:name="ZOTERO_ITEM CSL_CITATION {&quot;citationID&quot;:&quot;ZhvzHJI2&quot;,&quot;properties&quot;:{&quot;formattedCitation&quot;:&quot;(Kumar et al., 2018)&quot;,&quot;plainCitation&quot;:&quot;(Kumar et al., 2018)&quot;,&quot;noteIndex&quot;:0},&quot;citationItems&quot;:[{&quot;id&quot;:26,&quot;uris&quot;:[&quot;http://zotero.org/users/local/T3dihMMm/items/8EHCFCS9&quot;],&quot;itemData&quot;:{&quot;id&quot;:26,&quot;type&quot;:&quot;article-journal&quot;,&quot;container-title&quot;:&quot;Pattern Recognition and Image Analysis&quot;,&quot;note&quot;:&quot;publisher: Springer&quot;,&quot;page&quot;:&quot;410–420&quot;,&quot;title&quot;:&quot;Facial recognition system for suspect identification using a surveillance camera&quot;,&quot;volume&quot;:&quot;28&quot;,&quot;author&quot;:[{&quot;family&quot;:&quot;Kumar&quot;,&quot;given&quot;:&quot;VD Ambeth&quot;},{&quot;family&quot;:&quot;Kumar&quot;,&quot;given&quot;:&quot;VD Ashok&quot;},{&quot;family&quot;:&quot;Malathi&quot;,&quot;given&quot;:&quot;S&quot;},{&quot;family&quot;:&quot;Vengatesan&quot;,&quot;given&quot;:&quot;K&quot;},{&quot;family&quot;:&quot;Ramakrishnan&quot;,&quot;given&quot;:&quot;Mohanapriya&quot;}],&quot;issued&quot;:{&quot;date-parts&quot;:[[&quot;2018&quot;]]}}}],&quot;schema&quot;:&quot;https://github.com/citation-style-language/schema/raw/master/csl-citation.json&quot;} RNDnID2h9674G"/>(Kumar et al., 2018)<text:reference-mark-end text:name="ZOTERO_ITEM CSL_CITATION {&quot;citationID&quot;:&quot;ZhvzHJI2&quot;,&quot;properties&quot;:{&quot;formattedCitation&quot;:&quot;(Kumar et al., 2018)&quot;,&quot;plainCitation&quot;:&quot;(Kumar et al., 2018)&quot;,&quot;noteIndex&quot;:0},&quot;citationItems&quot;:[{&quot;id&quot;:26,&quot;uris&quot;:[&quot;http://zotero.org/users/local/T3dihMMm/items/8EHCFCS9&quot;],&quot;itemData&quot;:{&quot;id&quot;:26,&quot;type&quot;:&quot;article-journal&quot;,&quot;container-title&quot;:&quot;Pattern Recognition and Image Analysis&quot;,&quot;note&quot;:&quot;publisher: Springer&quot;,&quot;page&quot;:&quot;410–420&quot;,&quot;title&quot;:&quot;Facial recognition system for suspect identification using a surveillance camera&quot;,&quot;volume&quot;:&quot;28&quot;,&quot;author&quot;:[{&quot;family&quot;:&quot;Kumar&quot;,&quot;given&quot;:&quot;VD Ambeth&quot;},{&quot;family&quot;:&quot;Kumar&quot;,&quot;given&quot;:&quot;VD Ashok&quot;},{&quot;family&quot;:&quot;Malathi&quot;,&quot;given&quot;:&quot;S&quot;},{&quot;family&quot;:&quot;Vengatesan&quot;,&quot;given&quot;:&quot;K&quot;},{&quot;family&quot;:&quot;Ramakrishnan&quot;,&quot;given&quot;:&quot;Mohanapriya&quot;}],&quot;issued&quot;:{&quot;date-parts&quot;:[[&quot;2018&quot;]]}}}],&quot;schema&quot;:&quot;https://github.com/citation-style-language/schema/raw/master/csl-citation.json&quot;} RNDnID2h9674G"/></text:p>
      <text:p text:style-name="P62"/>
      <text:p text:style-name="P67">Installation of <text:span text:style-name="T45">CCTVs</text:span> for constant monitoring of people and their interactions is a very common practice in most of the organizations and fields. For a developed country with a population of millions, every person is captured by a camera many times a day. A lot of videos are generated and stored for a certain time duration. Since constant monitoring of these surveillance videos by the authorities to judge if the events are suspicious or not is nearly an impossible task as it requires a workforce and their constant attention. We <text:soft-page-break/>therefore have a requirement to highly accurately automate this process. Moreover, there is a need to show in which frame and which parts of it contain the unusual activity which aids the faster judgment of that unusual activity being abnormal or suspicious.<text:reference-mark-start text:name="ZOTERO_ITEM CSL_CITATION {&quot;citationID&quot;:&quot;Wu1tY3EO&quot;,&quot;properties&quot;:{&quot;formattedCitation&quot;:&quot;(Singh et al., 2020)&quot;,&quot;plainCitation&quot;:&quot;(Singh et al., 2020)&quot;,&quot;noteIndex&quot;:0},&quot;citationItems&quot;:[{&quot;id&quot;:29,&quot;uris&quot;:[&quot;http://zotero.org/users/local/T3dihMMm/items/LMIQEDWP&quot;],&quot;itemData&quot;:{&quot;id&quot;:29,&quot;type&quot;:&quot;article-journal&quot;,&quot;container-title&quot;:&quot;Procedia Computer Science&quot;,&quot;note&quot;:&quot;publisher: Elsevier&quot;,&quot;page&quot;:&quot;254–263&quot;,&quot;title&quot;:&quot;Real-time anomaly recognition through CCTV using neural networks&quot;,&quot;volume&quot;:&quot;173&quot;,&quot;author&quot;:[{&quot;family&quot;:&quot;Singh&quot;,&quot;given&quot;:&quot;Virender&quot;},{&quot;family&quot;:&quot;Singh&quot;,&quot;given&quot;:&quot;Swati&quot;},{&quot;family&quot;:&quot;Gupta&quot;,&quot;given&quot;:&quot;Pooja&quot;}],&quot;issued&quot;:{&quot;date-parts&quot;:[[&quot;2020&quot;]]}}}],&quot;schema&quot;:&quot;https://github.com/citation-style-language/schema/raw/master/csl-citation.json&quot;} RNDHdXNdVxskh"/>(Singh et al., 2020)<text:reference-mark-end text:name="ZOTERO_ITEM CSL_CITATION {&quot;citationID&quot;:&quot;Wu1tY3EO&quot;,&quot;properties&quot;:{&quot;formattedCitation&quot;:&quot;(Singh et al., 2020)&quot;,&quot;plainCitation&quot;:&quot;(Singh et al., 2020)&quot;,&quot;noteIndex&quot;:0},&quot;citationItems&quot;:[{&quot;id&quot;:29,&quot;uris&quot;:[&quot;http://zotero.org/users/local/T3dihMMm/items/LMIQEDWP&quot;],&quot;itemData&quot;:{&quot;id&quot;:29,&quot;type&quot;:&quot;article-journal&quot;,&quot;container-title&quot;:&quot;Procedia Computer Science&quot;,&quot;note&quot;:&quot;publisher: Elsevier&quot;,&quot;page&quot;:&quot;254–263&quot;,&quot;title&quot;:&quot;Real-time anomaly recognition through CCTV using neural networks&quot;,&quot;volume&quot;:&quot;173&quot;,&quot;author&quot;:[{&quot;family&quot;:&quot;Singh&quot;,&quot;given&quot;:&quot;Virender&quot;},{&quot;family&quot;:&quot;Singh&quot;,&quot;given&quot;:&quot;Swati&quot;},{&quot;family&quot;:&quot;Gupta&quot;,&quot;given&quot;:&quot;Pooja&quot;}],&quot;issued&quot;:{&quot;date-parts&quot;:[[&quot;2020&quot;]]}}}],&quot;schema&quot;:&quot;https://github.com/citation-style-language/schema/raw/master/csl-citation.json&quot;} RNDHdXNdVxskh"/> </text:p>
      <text:p text:style-name="P63"/>
      <text:p text:style-name="P60"><text:span text:style-name="T4">According to </text:span><text:reference-mark-start text:name="ZOTERO_ITEM CSL_CITATION {&quot;citationID&quot;:&quot;W2oWXWko&quot;,&quot;properties&quot;:{&quot;formattedCitation&quot;:&quot;(Shakya, 2020)&quot;,&quot;plainCitation&quot;:&quot;(Shakya, 2020)&quot;,&quot;noteIndex&quot;:0},&quot;citationItems&quot;:[{&quot;id&quot;:30,&quot;uris&quot;:[&quot;http://zotero.org/users/local/T3dihMMm/items/L3BLGZBX&quot;],&quot;itemData&quot;:{&quot;id&quot;:30,&quot;type&quot;:&quot;article-journal&quot;,&quot;container-title&quot;:&quot;Journal of Innovative Image Processing&quot;,&quot;issue&quot;:&quot;1&quot;,&quot;page&quot;:&quot;44–54&quot;,&quot;title&quot;:&quot;Analysis of artificial intelligence based image classification techniques&quot;,&quot;volume&quot;:&quot;2&quot;,&quot;author&quot;:[{&quot;family&quot;:&quot;Shakya&quot;,&quot;given&quot;:&quot;Dr Subarna&quot;}],&quot;issued&quot;:{&quot;date-parts&quot;:[[&quot;2020&quot;]]}}}],&quot;schema&quot;:&quot;https://github.com/citation-style-language/schema/raw/master/csl-citation.json&quot;} RND7pa8hbxrPn"/><text:span text:style-name="T4">(Shakya, 2020) </text:span><text:reference-mark-end text:name="ZOTERO_ITEM CSL_CITATION {&quot;citationID&quot;:&quot;W2oWXWko&quot;,&quot;properties&quot;:{&quot;formattedCitation&quot;:&quot;(Shakya, 2020)&quot;,&quot;plainCitation&quot;:&quot;(Shakya, 2020)&quot;,&quot;noteIndex&quot;:0},&quot;citationItems&quot;:[{&quot;id&quot;:30,&quot;uris&quot;:[&quot;http://zotero.org/users/local/T3dihMMm/items/L3BLGZBX&quot;],&quot;itemData&quot;:{&quot;id&quot;:30,&quot;type&quot;:&quot;article-journal&quot;,&quot;container-title&quot;:&quot;Journal of Innovative Image Processing&quot;,&quot;issue&quot;:&quot;1&quot;,&quot;page&quot;:&quot;44–54&quot;,&quot;title&quot;:&quot;Analysis of artificial intelligence based image classification techniques&quot;,&quot;volume&quot;:&quot;2&quot;,&quot;author&quot;:[{&quot;family&quot;:&quot;Shakya&quot;,&quot;given&quot;:&quot;Dr Subarna&quot;}],&quot;issued&quot;:{&quot;date-parts&quot;:[[&quot;2020&quot;]]}}}],&quot;schema&quot;:&quot;https://github.com/citation-style-language/schema/raw/master/csl-citation.json&quot;} RND7pa8hbxrPn"/>An image classification technique for automobile air-conditioning leakage detection <text:s/>was proposed to use the mean weight least squares SVM technique to determine which part of the circuit is malfunctioning. Here, a type 2 adaptive system is used for enhancement and a Bayesian filter is used for noise reduction in the pre-processed image. In addition, a genetic algorithm was applied to the improved image in order to train the classifiers through feature selection. An expensive step in the image classification process is labeling the images. Although labeling takes more time and effort, it is vital for the categorization techniques training process.</text:p>
      <text:p text:style-name="P29"/>
      <text:p text:style-name="P25"/>
      <text:p text:style-name="P26"/>
      <text:p text:style-name="P27"/>
      <text:list xml:id="list170402398324581" text:continue-numbering="true" text:style-name="WWNum2">
        <text:list-item>
          <text:list>
            <text:list-item>
              <text:h text:style-name="P39" text:outline-level="1"><text:bookmark-start text:name="_Toc112610355"/><text:bookmark-start text:name="_Toc95672577"/><text:bookmark text:name="_bookmark3"/>STATEMENT OF THE<text:span text:style-name="T15"> </text:span>PROBLEM<text:bookmark-end text:name="_Toc112610355"/><text:bookmark-end text:name="_Toc95672577"/></text:h>
            </text:list-item>
          </text:list>
        </text:list-item>
      </text:list>
      <text:p text:style-name="P21"/>
      <text:p text:style-name="P10">Although the number of students joining the university increasing year after a year and the violence of the student <text:s/>is becomes more and more it’s difficult to seek <text:s/>the accused in the all classes and to check any students face to save that time and effort it needs to have one module that checks if the accused face exists i<text:span text:style-name="T41">n the</text:span> student<text:span text:style-name="T41">s</text:span> and which class attends and to best recognition is his/her ID. </text:p>
      <text:p text:style-name="P25"/>
      <text:p text:style-name="P28"/>
      <text:p text:style-name="P31"><text:soft-page-break/>In the current scenario, the process of checking a accused face <text:s/>and seeking into his/her class <text:s/>is time-consuming and inefficient. The process becomes harder to manage when the faculty contains more classes. Prevention of violence on the university is even harder to control. After each violence, if the face recognize it difficult to recognize which class was what his/her ID was. organizations are not changing the way they investigate events. furthermore the problems we have traditionally based it are difficult on all sides. So to address the gaps mentioned above we implement a real-time monitoring system using Face Recognition on Image-based Student Identification and Classification using Face Recognition.</text:p>
      <text:p text:style-name="P30"/>
      <text:p text:style-name="P27"/>
      <text:p text:style-name="P27"/>
      <text:p text:style-name="P27"/>
      <text:p text:style-name="P27"/>
      <text:p text:style-name="P27"/>
      <text:list xml:id="list170403470300966" text:continue-numbering="true" text:style-name="WWNum2">
        <text:list-item>
          <text:list>
            <text:list-item>
              <text:h text:style-name="P39" text:outline-level="1"><text:bookmark-start text:name="_Toc95672578"/><text:bookmark-start text:name="_Toc112610356"/><text:bookmark text:name="_bookmark4"/>MOTIVATION OF THE<text:span text:style-name="T3"> </text:span>STUDY<text:bookmark-end text:name="_Toc95672578"/><text:bookmark-end text:name="_Toc112610356"/></text:h>
            </text:list-item>
          </text:list>
        </text:list-item>
      </text:list>
      <text:p text:style-name="P21"/>
      <text:p text:style-name="P32">The motivation of this study is to implement <text:s/>Image-based Student Identification and Classification using Face Recognition. Our university has challenges with identifying in terms of the accused, therefore, there is a need in developing this project, so we are going to implement this system which performs above work at the same time.</text:p>
      <text:p text:style-name="P29"/>
      <text:list xml:id="list170402102954189" text:continue-numbering="true" text:style-name="WWNum2">
        <text:list-item>
          <text:list>
            <text:list-item>
              <text:h text:style-name="P39" text:outline-level="1"><text:bookmark-start text:name="_Toc95672579"/><text:bookmark-start text:name="_Toc112610357"/><text:bookmark text:name="_bookmark5"/>OBJECTIVE OF THE<text:span text:style-name="T37"> </text:span>STUDY<text:bookmark-end text:name="_Toc95672579"/><text:bookmark-end text:name="_Toc112610357"/></text:h>
            </text:list-item>
          </text:list>
        </text:list-item>
      </text:list>
      <text:p text:style-name="P21"/>
      <text:list xml:id="list170402948394943" text:continue-numbering="true" text:style-name="WWNum2">
        <text:list-item>
          <text:list>
            <text:list-item>
              <text:list>
                <text:list-item>
                  <text:h text:style-name="P42" text:outline-level="1"><text:bookmark-start text:name="_Toc112610358"/><text:bookmark-start text:name="_Toc95672580"/><text:bookmark text:name="_bookmark6"/>General<text:span text:style-name="T38"> </text:span>Objective<text:bookmark-end text:name="_Toc112610358"/><text:bookmark-end text:name="_Toc95672580"/></text:h>
                </text:list-item>
              </text:list>
            </text:list-item>
          </text:list>
        </text:list-item>
      </text:list>
      <text:p text:style-name="P21"/>
      <text:p text:style-name="P13">The main objective of this project is to identif<text:span text:style-name="T41">y</text:span> between an accused person (student) and a lawful before make a decisions..</text:p>
      <text:list xml:id="list170402408159575" text:continue-numbering="true" text:style-name="WWNum2">
        <text:list-item>
          <text:list>
            <text:list-item>
              <text:list>
                <text:list-item>
                  <text:h text:style-name="P43" text:outline-level="1"><text:bookmark-start text:name="_Toc95672581"/><text:bookmark-start text:name="_Toc112610359"/>Specific<text:span text:style-name="T38"> </text:span>Objectives<text:bookmark-end text:name="_Toc95672581"/><text:bookmark-end text:name="_Toc112610359"/></text:h>
                </text:list-item>
              </text:list>
            </text:list-item>
          </text:list>
        </text:list-item>
      </text:list>
      <text:p text:style-name="P22"><text:soft-page-break/></text:p>
      <text:list xml:id="list170402437298503" text:continue-numbering="true" text:style-name="WWNum2">
        <text:list-item>
          <text:list>
            <text:list-item>
              <text:list>
                <text:list-item>
                  <text:list>
                    <text:list-item>
                      <text:p text:style-name="P45">To investigate between an accused person (student) and a lawful before <text:span text:style-name="T43">make a decisions.</text:span></text:p>
                    </text:list-item>
                    <text:list-item>
                      <text:p text:style-name="P49">To design a system that facilitates seeking student on his/her <text:s/><text:span text:style-name="T43">captured Image </text:span>face, </text:p>
                    </text:list-item>
                    <text:list-item>
                      <text:p text:style-name="P50"><text:span text:style-name="T6">To </text:span><text:span text:style-name="T5"><text:s/>reduces the amount of time-consuming on checking students </text:span><text:span text:style-name="T7">captured Image <text:s/>Face </text:span><text:span text:style-name="T5">,</text:span><text:span text:style-name="T4"> </text:span></text:p>
                    </text:list-item>
                    <text:list-item>
                      <text:p text:style-name="P50"><text:span text:style-name="T6">To </text:span><text:span text:style-name="T5">simplify the current manual searching taking procedure by automating the process using </text:span><text:span text:style-name="T7">Face Recognition </text:span><text:span text:style-name="T5">.</text:span></text:p>
                    </text:list-item>
                  </text:list>
                </text:list-item>
              </text:list>
            </text:list-item>
          </text:list>
        </text:list-item>
      </text:list>
      <text:p text:style-name="P17"/>
      <text:p text:style-name="P17"/>
      <text:list xml:id="list170402632212749" text:continue-numbering="true" text:style-name="WWNum2">
        <text:list-item>
          <text:list>
            <text:list-item>
              <text:h text:style-name="P40" text:outline-level="1"><text:bookmark-start text:name="_Toc112610360"/><text:bookmark-start text:name="_Toc95672582"/><text:bookmark text:name="_bookmark8"/>RESEARCH<text:span text:style-name="T38"> </text:span>QUESTIONS<text:bookmark-end text:name="_Toc112610360"/><text:bookmark-end text:name="_Toc95672582"/></text:h>
            </text:list-item>
          </text:list>
        </text:list-item>
      </text:list>
      <text:p text:style-name="P16"/>
      <text:list xml:id="list1173235961" text:style-name="WWNum3">
        <text:list-item>
          <text:p text:style-name="P46">How do differentiate between an accused person (student) and a lawful before make a decisions?</text:p>
        </text:list-item>
      </text:list>
      <text:p text:style-name="P16"/>
      <text:list xml:id="list170401875096336" text:continue-numbering="true" text:style-name="WWNum3">
        <text:list-item>
          <text:p text:style-name="P47">How to design a system that facilitates investigation and recognize <text:span text:style-name="T44">captured Image</text:span> face?</text:p>
        </text:list-item>
        <text:list-item>
          <text:p text:style-name="P51"><text:span text:style-name="T18">How to </text:span><text:span text:style-name="T16">reduces the amount of time-consuming on checking students </text:span><text:span text:style-name="T20">captured Image Face</text:span><text:span text:style-name="T16"> </text:span><text:span text:style-name="T18">and</text:span><text:span text:style-name="T16"> minimize effort usage by getting that accused </text:span><text:span text:style-name="T20">student </text:span><text:span text:style-name="T16">?</text:span></text:p>
        </text:list-item>
        <text:list-item>
          <text:p text:style-name="P51"><text:span text:style-name="T18">How to</text:span><text:span text:style-name="T16"> simplify the current </text:span><text:span text:style-name="T5"><text:s/>manual searching taking procedure by </text:span><text:span text:style-name="T6">using </text:span><text:span text:style-name="T5"><text:s/></text:span><text:span text:style-name="T7">Face Recognition </text:span><text:span text:style-name="T16">?</text:span></text:p>
        </text:list-item>
      </text:list>
      <text:p text:style-name="P15"/>
      <text:list xml:id="list170403655364860" text:continue-list="list170402632212749" text:style-name="WWNum2">
        <text:list-item>
          <text:list>
            <text:list-item>
              <text:h text:style-name="P40" text:outline-level="1"><text:bookmark-start text:name="_Toc112610361"/><text:bookmark-start text:name="_Toc95672583"/><text:bookmark text:name="_bookmark9"/>SCOPE OF THE<text:span text:style-name="T3"> </text:span>STUDY<text:bookmark-end text:name="_Toc112610361"/><text:bookmark-end text:name="_Toc95672583"/></text:h>
            </text:list-item>
          </text:list>
        </text:list-item>
      </text:list>
      <text:p text:style-name="P21"/>
      <text:p text:style-name="P11">The<text:span text:style-name="T39"> </text:span>scope of this project is taken to concentrate on Somali Organizations especially Jamhuriya University of Science and Technology (JUST), to control its operations related <text:soft-page-break/>to the investigation, this study will carry out in Mogadishu- Somalia. As everything has a time and every time has its importance, this study will conduct between “December 2023” And “August 2024”.</text:p>
      <text:p text:style-name="P25"/>
      <text:p text:style-name="P28"/>
      <text:list xml:id="list170401717500711" text:continue-numbering="true" text:style-name="WWNum2">
        <text:list-item>
          <text:list>
            <text:list-item>
              <text:h text:style-name="P41" text:outline-level="1"><text:bookmark-start text:name="_Toc112610362"/><text:bookmark-start text:name="_Toc95672584"/><text:bookmark text:name="_bookmark10"/>SIGNIFICANCE OF THE<text:span text:style-name="T3"> </text:span>STUDY<text:bookmark-end text:name="_Toc112610362"/><text:bookmark-end text:name="_Toc95672584"/></text:h>
            </text:list-item>
          </text:list>
        </text:list-item>
      </text:list>
      <text:p text:style-name="P33"/>
      <text:p text:style-name="P12">The main importance of this project is to solve the traditional based way to a more accessible module to save time, effort, and the safety of the <text:span text:style-name="T41">equipment of the</text:span> university. so that when the project is done the following benefit will be realized: -</text:p>
      <text:list xml:id="list3457447028" text:style-name="WWNum4">
        <text:list-item>
          <text:p text:style-name="P48">every image take by <text:s/>camera 4mp and more than that and distance about 5M or less will recognize that student quickly with out taking more time.</text:p>
        </text:list-item>
      </text:list>
      <text:p text:style-name="P14"/>
      <text:list xml:id="list170402943387146" text:continue-numbering="true" text:style-name="WWNum4">
        <text:list-item>
          <text:p text:style-name="P55"><text:span text:style-name="T16">Helps the investigator to recognize a accused and a lawful students before take step </text:span><text:span text:style-name="T19">of </text:span><text:span text:style-name="T16">punish</text:span><text:span text:style-name="T19">ment</text:span><text:span text:style-name="T16">.</text:span></text:p>
        </text:list-item>
      </text:list>
      <text:p text:style-name="P18"/>
      <text:p text:style-name="P25"/>
      <text:p text:style-name="P25"/>
      <text:p text:style-name="P35"/>
      <text:list xml:id="list170402490604488" text:continue-list="list170401717500711" text:style-name="WWNum2">
        <text:list-item>
          <text:list>
            <text:list-item>
              <text:h text:style-name="P39" text:outline-level="1"><text:bookmark-start text:name="_Toc112610363"/><text:bookmark-start text:name="_Toc95672585"/><text:bookmark text:name="_bookmark11"/>ORGANIZATION OF THE<text:span text:style-name="T15"> </text:span>STUDY<text:bookmark-end text:name="_Toc112610363"/><text:bookmark-end text:name="_Toc95672585"/></text:h>
            </text:list-item>
          </text:list>
        </text:list-item>
      </text:list>
      <text:p text:style-name="P34"/>
      <text:list xml:id="list2350738561" text:style-name="WWNum1">
        <text:list-item>
          <text:p text:style-name="P52"><text:span text:style-name="T21">Chapter One: Introduction- </text:span><text:span text:style-name="T17">This chapter introduces the study by presenting the research plan. It contains the background of the study followed by the statement of the problem, motivation of the study, the research objectives, the research questions, the scope of the study, the significance of the study, and the organization of the study as already discussed.</text:span></text:p>
        </text:list-item>
      </text:list>
      <text:p text:style-name="P4"/>
      <text:p text:style-name="P6"/>
      <text:list xml:id="list170403104000081" text:continue-numbering="true" text:style-name="WWNum1">
        <text:list-item>
          <text:p text:style-name="P56"><text:soft-page-break/><text:span text:style-name="T21">Chapter</text:span><text:span text:style-name="T22"> </text:span><text:span text:style-name="T21">Two:</text:span><text:span text:style-name="T24"> </text:span><text:span text:style-name="T21">Literature</text:span><text:span text:style-name="T22"> </text:span><text:span text:style-name="T21">Review</text:span><text:span text:style-name="T17">-</text:span><text:span text:style-name="T25"> </text:span><text:span text:style-name="T17">this</text:span><text:span text:style-name="T26"> </text:span><text:span text:style-name="T17">chapter</text:span><text:span text:style-name="T25"> </text:span><text:span text:style-name="T17">focuses</text:span><text:span text:style-name="T27"> </text:span><text:span text:style-name="T17">on</text:span><text:span text:style-name="T23"> </text:span><text:span text:style-name="T17">the</text:span><text:span text:style-name="T23"> </text:span><text:span text:style-name="T17">previous</text:span><text:span text:style-name="T27"> </text:span><text:span text:style-name="T17">kinds of literature</text:span><text:span text:style-name="T27"> </text:span><text:span text:style-name="T17">about Face Recognition, Classification and any other relevant information.</text:span></text:p>
        </text:list-item>
      </text:list>
      <text:p text:style-name="P4"/>
      <text:p text:style-name="P7"/>
      <text:list xml:id="list170402469703019" text:continue-numbering="true" text:style-name="WWNum1">
        <text:list-item>
          <text:p text:style-name="P57"><text:span text:style-name="T21">Chapter Three- Research Methodology- </text:span><text:span text:style-name="T17">this chapter clearly points out the methodology used in this research which is to develop a software solution. it explains the hardware and software requirements to develop the system, and possible solution for the research question, methods, and concepts</text:span><text:span text:style-name="T28"> </text:span><text:span text:style-name="T17">chosen.</text:span></text:p>
        </text:list-item>
        <text:list-item>
          <text:p text:style-name="P53"><text:span text:style-name="T21">Chapter Four: Design and Analysis</text:span><text:span text:style-name="T17">- in this chapter the researchers are going to demonstrate</text:span><text:span text:style-name="T29"> </text:span><text:span text:style-name="T17">the</text:span><text:span text:style-name="T29"> </text:span><text:span text:style-name="T17">logical</text:span><text:span text:style-name="T30"> </text:span><text:span text:style-name="T17">design</text:span><text:span text:style-name="T29"> </text:span><text:span text:style-name="T17">of</text:span><text:span text:style-name="T31"> </text:span><text:span text:style-name="T17">the</text:span><text:span text:style-name="T29"> </text:span><text:span text:style-name="T17">system</text:span><text:span text:style-name="T30"> </text:span><text:span text:style-name="T17">that</text:span><text:span text:style-name="T29"> </text:span><text:span text:style-name="T17">is</text:span><text:span text:style-name="T29"> </text:span><text:span text:style-name="T17">to</text:span><text:span text:style-name="T23"> </text:span><text:span text:style-name="T17">be</text:span><text:span text:style-name="T30"> </text:span><text:span text:style-name="T17">developed</text:span><text:span text:style-name="T29"> </text:span><text:span text:style-name="T17">by</text:span><text:span text:style-name="T31"> </text:span><text:span text:style-name="T17">drawing</text:span><text:span text:style-name="T23"> </text:span><text:span text:style-name="T17">the</text:span><text:span text:style-name="T30"> </text:span><text:span text:style-name="T17">Entity Relationship</text:span><text:span text:style-name="T32"> </text:span><text:span text:style-name="T17">Diagrams</text:span><text:span text:style-name="T33"> </text:span><text:span text:style-name="T17">(ERDs)</text:span><text:span text:style-name="T32"> </text:span><text:span text:style-name="T17">and</text:span><text:span text:style-name="T34"> </text:span><text:span text:style-name="T17">the</text:span><text:span text:style-name="T35"> </text:span><text:span text:style-name="T17">Data</text:span><text:span text:style-name="T36"> </text:span><text:span text:style-name="T17">Flow</text:span><text:span text:style-name="T33"> </text:span><text:span text:style-name="T17">Diagrams</text:span><text:span text:style-name="T33"> </text:span><text:span text:style-name="T17">(DFDs)</text:span><text:span text:style-name="T32"> </text:span><text:span text:style-name="T17">to</text:span><text:span text:style-name="T32"> </text:span><text:span text:style-name="T17">show</text:span><text:span text:style-name="T33"> </text:span><text:span text:style-name="T17">the</text:span><text:span text:style-name="T36"> </text:span><text:span text:style-name="T17">flow</text:span><text:span text:style-name="T33"> </text:span><text:span text:style-name="T17">of the data within the system.</text:span></text:p>
        </text:list-item>
      </text:list>
      <text:p text:style-name="P8"/>
      <text:list xml:id="list170401988695055" text:continue-numbering="true" text:style-name="WWNum1">
        <text:list-item>
          <text:p text:style-name="P52"><text:span text:style-name="T21">Chapter Five: Implementation and Coding</text:span><text:span text:style-name="T17">- This chapter confers the design and development of a system by using software tools and hardware devices. it also displays the most important code which makes a fundamental impact on the system functionality and screenshot of the system interface.</text:span></text:p>
        </text:list-item>
        <text:list-item>
          <text:p text:style-name="P54"><text:span text:style-name="T21">Chapter Six: Conclusion and Recommendation</text:span><text:span text:style-name="T17">- This chapter draws the conclusion of the research by suggesting the results of the research and finally provides the necessary future work recommendations related to the topic for future researchers in this area.</text:span></text:p>
        </text:list-item>
      </text:list>
      <text:p text:style-name="P19"/>
      <text:h text:style-name="P44" text:outline-level="1"><text:bookmark-start text:name="_Toc112610454"/><text:bookmark text:name="_bookmark12"/>REFERENCES<text:bookmark-end text:name="_Toc112610454"/></text:h>
      <text:p text:style-name="Bibliography_20_1"/>
      <text:section text:style-name="Sect1" text:name="ZOTERO_BIBL {&quot;uncited&quot;:[],&quot;omitted&quot;:[],&quot;custom&quot;:[]} CSL_BIBLIOGRAPHY RNDK6PQFTgu1k">
        <text:p text:style-name="Bibliography_20_1">Bhatti, M. T., Khan, M. G., Aslam, M., &amp; Fiaz, M. J. (2021). Weapon detection in real-time cctv videos using deep learning. <text:span text:style-name="T40">IEEE Access</text:span>, <text:span text:style-name="T40">9</text:span>, 34366–34382.</text:p>
        <text:p text:style-name="Bibliography_20_1">Jain, A. K., Klare, B., &amp; Park, U. (2012). Face matching and retrieval in forensics applications. <text:span text:style-name="T40">IEEE Multimedia</text:span>, <text:span text:style-name="T40">19</text:span>(1), 20.</text:p>
        <text:p text:style-name="Bibliography_20_1">Kumar, V. A., Kumar, V. A., Malathi, S., Vengatesan, K., &amp; Ramakrishnan, M. (2018). Facial recognition system for suspect identification using a surveillance camera. <text:span text:style-name="T40">Pattern Recognition and Image Analysis</text:span>, <text:span text:style-name="T40">28</text:span>, 410–420.</text:p>
        <text:p text:style-name="Bibliography_20_1">Shakya, D. S. (2020). Analysis of artificial intelligence based image classification techniques. <text:span text:style-name="T40">Journal of Innovative Image Processing</text:span>, <text:span text:style-name="T40">2</text:span>(1), 44–54.</text:p>
        <text:p text:style-name="Bibliography_20_1">Singh, V., Singh, S., &amp; Gupta, P. (2020). Real-time anomaly recognition through CCTV using neural networks. <text:span text:style-name="T40">Procedia Computer Science</text:span>, <text:span text:style-name="T40">173</text:span>, 254–263.</text:p>
      </text:section>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face style:name="TimesNewRomanPSMT1"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0937in" fo:margin-right="0in" fo:text-indent="-0.3756in"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189in" fo:margin-right="0in" fo:text-indent="-0.4591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NewRomanPSMT1"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fo:language="en" fo:country="US" fo:font-weight="bold" style:language-asian="en" style:country-asian="US" style:font-weight-asian="bold" style:language-complex="ar" style:country-complex="SA" style:font-weight-complex="bold" style:text-scale="99%"/>
    </style:style>
    <style:style style:name="ListLabel_20_2" style:display-name="ListLabel 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12" style:display-name="ListLabel 12"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13" style:display-name="ListLabel 13"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20" style:display-name="ListLabel 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 style:display-name="ListLabel 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 style:display-name="ListLabel 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 style:display-name="ListLabel 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 style:display-name="ListLabel 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3571in" fo:margin-left="1.2189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3571in" fo:margin-left="1.7929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3571in" fo:margin-left="2.3638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3571in" fo:margin-left="2.9346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571in" fo:margin-left="3.505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571in" fo:margin-left="4.0764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571in" fo:margin-left="4.647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571in" fo:margin-left="5.2181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571in" fo:margin-left="5.7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752in" fo:margin-left="1.0937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3752in" fo:margin-left="1.0937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1.4689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4689in"/>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898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5043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5.111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7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1.2189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1.7929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3638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9346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505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4.0764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647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5.2181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7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2189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7929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3638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9346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505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0764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647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2181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paragraph-properties fo:text-align="start" style:justify-single-word="false" style:writing-mode="lr-tb"/>
    </style:style>
    <style:style style:name="MP3" style:family="paragraph" style:parent-style-name="Footer">
      <style:paragraph-properties fo:text-align="end" style:justify-single-word="false"/>
    </style:style>
    <style:style style:name="MP4"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362in" fo:margin-bottom="0.4819in" fo:margin-left="0.861in" fo:margin-right="0.7083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1in" fo:margin-left="0in" fo:margin-right="0in" fo:margin-top="0.0898in" style:dynamic-spacing="true"/>
      </style:footer-style>
    </style:page-layout>
    <style:page-layout style:name="Mpm2">
      <style:page-layout-properties fo:page-width="8.5in" fo:page-height="11in" style:num-format="1" style:print-orientation="portrait" fo:margin-top="0.7362in" fo:margin-bottom="0.4819in" fo:margin-left="0.861in" fo:margin-right="0.7083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91in" fo:margin-left="0in" fo:margin-right="0in" fo:margin-top="0.08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MP2"/>
      </style:footer>
    </style:master-page>
    <style:master-page style:name="Converted2" style:page-layout-name="Mpm2" draw:style-name="Mdp1">
      <style:footer>
        <text:p text:style-name="MP3"><text:page-number text:select-page="current">9</text:page-number></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12:32:32</meta:creation-date>
    <dc:language>en-US</dc:language>
    <dc:date>2024-03-21T17:04:01.409334478</dc:date>
    <meta:editing-cycles>6</meta:editing-cycles>
    <meta:editing-duration>PT27M49S</meta:editing-duration>
    <meta:generator>LibreOffice/7.3.7.2$Linux_X86_64 LibreOffice_project/30$Build-2</meta:generator>
    <meta:document-statistic meta:table-count="0" meta:image-count="0" meta:object-count="0" meta:page-count="9" meta:paragraph-count="54" meta:word-count="1788" meta:character-count="11483" meta:non-whitespace-character-count="9754"/>
    <meta:user-defined meta:name="AppVersion">15.0000</meta:user-defined>
    <meta:user-defined meta:name="ZOTERO_PREF_1">&lt;data data-version="3" zotero-version="6.0.27"&gt;&lt;session id="WwB5riaG"/&gt;&lt;style id="http://www.zotero.org/styles/apa" locale="en-US" hasBibliography="1" bibliographyStyleHasBeenSet="1"/&gt;&lt;prefs&gt;&lt;pref name="fieldType" value="ReferenceMark"/&gt;&lt;/prefs&gt;&lt;/data&gt;</meta:user-defined>
  </office:meta>
</office:document-meta>
</file>